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40pt" fo:language="en" fo:country="US" style:font-size-asian="40pt" style:font-size-complex="40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0pt" fo:language="en" fo:country="US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030 Entidades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Los caracteres reservados en HTML deben reemplazarse con entidades de caracteres.</text:p>
              </text:list-item>
              <text:list-item>
                <text:p>Entidades HTML</text:p>
              </text:list-item>
              <text:list-item>
                <text:p>Algunos caracteres están reservados en HTML.</text:p>
              </text:list-item>
              <text:list-item>
                <text:p>Si usa los signos menor que (&gt;) o mayor que (&lt;) en su texto, el navegador puede mezclar-los con etiquetas.</text:p>
              </text:list-item>
              <text:list-item>
                <text:p>Las entidades de caracteres se utilizan para mostrar caracteres reservados en HTML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9">
        <office:forms form:automatic-focus="false" form:apply-design-mode="false"/>
        <draw:frame presentation:style-name="pr1" draw:text-style-name="P2" draw:layer="layout" svg:width="18.599cm" svg:height="3.506cm" svg:x="7.3cm" svg:y="8.8cm" presentation:class="title" presentation:user-transformed="true">
          <draw:text-box>
            <text:p><text:span text:style-name="T1">Carlos Alemán </text:span><text:span text:style-name="T1"><text:line-break/></text:span><text:span text:style-name="T1">#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16:39:49.017564099</meta:creation-date>
    <meta:editing-duration>PT52M4S</meta:editing-duration>
    <meta:editing-cycles>4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10-30T19:32:56.262732872</dc:date>
    <dc:creator>codefuncode </dc:creator>
    <meta:document-statistic meta:object-count="69"/>
  </office:meta>
</office:document-meta>
</file>